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weight="bold" style:font-weight-asian="bold" style:font-weight-complex="bold"/>
    </style:style>
    <style:style style:name="T5" style:family="text">
      <style:text-properties style:font-name="Verdana1" fo:font-size="14pt" fo:font-weight="bold"/>
    </style:style>
    <style:style style:name="T6" style:family="text">
      <style:text-properties style:font-name="Verdana1" style:text-underline-style="solid" style:text-underline-width="auto" style:text-underline-color="font-color" fo:font-weight="bold"/>
    </style:style>
    <style:style style:name="T7" style:family="text">
      <style:text-properties fo:color="#000080" style:font-name="Verdana1"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ked Ham</text:p>
      <text:p text:style-name="Standard">Crystal Miller </text:p>
      <text:p text:style-name="Standard"/>
      <text:p text:style-name="Standard">1 ham, 3-5 pounds</text:p>
      <text:p text:style-name="Standard">a little water</text:p>
      <text:p text:style-name="Standard"/>
      <text:p text:style-name="Standard">This is the simplest way to make ham that I know of. I don’t add any sauces while I cook the ham because usually I will be using the leftover meat later on for other meals.</text:p>
      <text:p text:style-name="Standard"/>
      <text:p text:style-name="Standard">In a small to medium size roasting pan with a lid place the ham. Add a little water, ½ cup to 1 cup and cover the top of the pan with foil and then put the lid on top of that. It is important that the ham does not loose moisture as it cooks. Cook at 325 for a couple of hours. </text:p>
      <text:p text:style-name="Standard"/>
      <text:p text:style-name="Standard">You can add your washed, scrubbed and poked potatoes next to the roasting pan and cook them at the same time. </text:p>
      <text:p text:style-name="Standard"/>
      <text:p text:style-name="Standard">If you would like to thicken the juices from that are left from the ham for gravy this makes a nice topping for the baked potatoes. Measure the pan juices so you have about 2 cups of liquid. Add water if you need to in order to have 2 cups. Put this in a small sauce pan. With a small amount of cold water mix 2 tablespoons of cornstarch until there are no lumps. Add this to the juices and bring to a boil and cook until thick and the juices are clear not cloudy. Season with a little salt if needed.</text:p>
      <text:p text:style-name="Standard"/>
      <text:p text:style-name="Standard"><text:s/>last half of the cheese. Bake at 350 for 35 minutes or until thick and bubb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21:17.5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9" meta:word-count="248" meta:character-count="1194"/>
  </office:meta>
</office:document-meta>
</file>